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RECEIVE MY WORDS AND LIVE! (7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RECEIVE MY WORDS AND LIVE! (7:1-5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"Guard my teachings as your most precious possession" (7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"Tie them on your fingers as a reminder" (7: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"Write them deep within your heart" (7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"Love wisdom like a sister" (7:4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ROVERBS 7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RECEIVE MY WORDS AND LIVE! (7:1-5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REJECT MY WORDS AND DIE! (7:6-27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-title-Title-Slide" presentation:presentation-page-layout-name="Master1-PPL1" draw:id="Slide-259">
        <draw:frame draw:id="id89" presentation:style-name="a480" draw:name="Title 1" svg:x="1.38in" svg:y="0.83in" svg:width="10.3in" svg:height="4.42in" presentation:class="title" presentation:placeholder="false">
          <draw:text-box>
            <text:p text:style-name="a479" text:class-names="" text:cond-style-name=""><text:span text:style-name="a477" text:class-names=""><text:s text:c="1"/>REJECT MY WORDS AND DIE! (7:6-27)<text:s text:c="1"/></text:span><text:span text:style-name="a478" text:class-names=""/></text:p>
          </draw:text-box>
          <svg:title/>
          <svg:desc/>
        </draw:frame>
        <draw:frame draw:id="id90" presentation:style-name="a485" draw:name="Subtitle 2" svg:x="1.38in" svg:y="5.25in" svg:width="10.3in" svg:height="1.85in" presentation:class="subtitle" presentation:placeholder="false">
          <draw:text-box>
            <text:p text:style-name="a482" text:class-names="" text:cond-style-name=""><text:span text:style-name="a481" text:class-names=""><text:s text:c="1"/>Solomon's observation (7:6-23):<text:s text:c="1"/></text:span></text:p>
            <text:p text:style-name="a484" text:class-names="" text:cond-style-name=""><text:span text:style-name="a483" text:class-names=""/></text:p>
          </draw:text-box>
          <svg:title/>
          <svg:desc/>
        </draw:frame>
      </draw:page>
      <draw:page draw:name="Slide5" draw:style-name="a486" draw:master-page-name="Master1-Layout1-title-Title-Slide" presentation:presentation-page-layout-name="Master1-PPL1" draw:id="Slide-260">
        <draw:frame draw:id="id91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Solomon's observation (7:6-23):<text:s text:c="1"/></text:span><text:span text:style-name="a488" text:class-names=""/></text:p>
          </draw:text-box>
          <svg:title/>
          <svg:desc/>
        </draw:frame>
        <draw:frame draw:id="id92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seduction (7:6-21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seduction (7:6-21)<text:s text:c="1"/></text:span><text:span text:style-name="a498" text:class-names=""/></text:p>
          </draw:text-box>
          <svg:title/>
          <svg:desc/>
        </draw:frame>
        <draw:frame draw:id="id94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Where he is (7:6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What she does (7:13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What she says (7:14-21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What she says (7:14-21)<text:s text:c="1"/></text:span><text:span text:style-name="a516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My bed is ready! (7:14-1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My husband is gone on a long trip! (7:19-21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The seduction (7:6-21)<text:s text:c="1"/></text:span><text:span text:style-name="a531" text:class-names=""/></text:p>
          </draw:text-box>
          <svg:title/>
          <svg:desc/>
        </draw:frame>
        <draw:frame draw:id="id98" presentation:style-name="a546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Where he is (7:6-12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What she does (7:13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What she says (7:14-21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9" draw:style-name="a547" draw:master-page-name="Master1-Layout12-tx-Title-and-Text" presentation:presentation-page-layout-name="Master1-PPL12" draw:id="Slide-264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<text:s text:c="1"/>Solomon's observation (7:6-23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The seduction (7:6-21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The destruction (7:22-2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destruction (7:22-23):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Like an animal about to be slaughtered (7:22-23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Like a bird about to be snared (7:2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Solomon's observation (7:6-23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eduction (7:6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destruction (7:22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<text:s text:c="1"/>REJECT MY WORDS AND DIE! (7:6-27)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Solomon's observation (7:6-2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Solomon's twofold conclusion (7:24-27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Solomon's twofold conclusion (7:24-27):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Listen and live! (7:24-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Disobey and die! (7:26-27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REJECT MY WORDS AND DIE! (7:6-27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Solomon's observation (7:6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Solomon's twofold conclusion (7:24-2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PROVERBS 7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RECEIVE MY WORDS AND LIVE! (7:1-5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REJECT MY WORDS AND DIE! (7:6-27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7</dc:title>
    <meta:initial-creator>David STRICKLAND</meta:initial-creator>
    <dc:creator>David STRICKLAND</dc:creator>
    <meta:creation-date>2020-02-23T23:17:31Z</meta:creation-date>
    <dc:date>2020-02-23T23:17:31Z</dc:date>
    <meta:template xlink:href="BibleStudy" xlink:type="simple"/>
    <meta:editing-cycles>1</meta:editing-cycles>
    <meta:editing-duration>PT0S</meta:editing-duration>
    <meta:document-statistic meta:paragraph-count="46" meta:word-count="361"/>
  </office:meta>
</office:document-meta>
</file>